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padding-top="0.2cm" fo:padding-bottom="0.4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19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fo:min-height="0.5cm" fo:padding-top="0cm" fo:padding-bottom="0cm" fo:padding-left="0cm" fo:padding-right="0cm"/>
    </style:style>
    <style:style style:name="gr7" style:family="graphic" style:parent-style-name="standard">
      <style:graphic-properties draw:fill-color="#e6e6e6" draw:textarea-horizontal-align="justify" draw:textarea-vertical-align="middle" draw:auto-grow-height="false"/>
    </style:style>
    <style:style style:name="P1" style:family="paragraph">
      <style:paragraph-properties fo:margin-top="0cm" fo:margin-bottom="0.2cm" fo:text-align="center">
        <style:tab-stops/>
      </style:paragraph-properties>
      <style:text-properties fo:font-family="Ubuntu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family="Ubuntu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Ubuntu" style:font-pitch="variable" fo:font-size="11pt" style:font-size-asian="11pt" style:font-size-complex="11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Ubuntu" style:font-pitch="variable"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family="Ubuntu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.943cm" svg:height="0.8cm" svg:x="6.657cm" svg:y="1.13cm">
          <text:p text:style-name="P1"><text:span text:style-name="T1">Argoment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4cm" svg:height="3.1cm" svg:x="6.2cm" svg:y="1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953.369880683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2" draw:layer="layout" svg:width="1.9cm" svg:height="1.9cm" svg:x="6.6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2" draw:layer="layout" svg:x1="6.6cm" svg:y1="2cm" svg:x2="8.5cm" svg:y2="3.9cm">
            <text:p/>
          </draw:line>
          <draw:line draw:style-name="gr4" draw:text-style-name="P2" draw:layer="layout" svg:x1="6.6cm" svg:y1="3.9cm" svg:x2="8.5cm" svg:y2="2cm">
            <text:p/>
          </draw:line>
        </draw:g>
        <draw:frame draw:style-name="gr5" draw:text-style-name="P3" draw:layer="layout" svg:width="1.6cm" svg:height="0.5cm" svg:x="8.9cm" svg:y="2cm">
          <draw:text-box>
            <text:p text:style-name="P3"><text:span text:style-name="T2">Titolo</text:span></text:p>
          </draw:text-box>
        </draw:frame>
        <draw:frame draw:style-name="gr5" draw:text-style-name="P4" draw:layer="layout" svg:width="3.5cm" svg:height="0.5cm" svg:x="8.9cm" svg:y="2.7cm">
          <draw:text-box>
            <text:p text:style-name="P4"><text:span text:style-name="T1">di </text:span><text:span text:style-name="T3">Nicola Moretto</text:span></text:p>
          </draw:text-box>
        </draw:frame>
        <draw:frame draw:style-name="gr6" draw:text-style-name="P4" draw:layer="layout" svg:width="7.6cm" svg:height="0.5cm" svg:x="8.9cm" svg:y="3.4cm">
          <draw:text-box>
            <text:p text:style-name="P4"><text:span text:style-name="T1">il 09/12/2012 09.30</text:span></text:p>
          </draw:text-box>
        </draw:frame>
        <draw:custom-shape draw:style-name="gr7" draw:text-style-name="P5" draw:layer="layout" svg:width="1.9cm" svg:height="0.5cm" svg:x="6.6cm" svg:y="4.1cm">
          <text:p text:style-name="P2"><text:span text:style-name="T4">Apr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 </meta:initial-creator>
    <meta:creation-date>2012-12-09T19:03:37</meta:creation-date>
    <dc:date>2012-12-09T19:30:02</dc:date>
    <dc:creator>Nicola </dc:creator>
    <meta:editing-duration>PT18M55S</meta:editing-duration>
    <meta:editing-cycles>7</meta:editing-cycles>
    <meta:generator>LibreOffice/3.6$Linux_X86_64 LibreOffice_project/360m1$Build-102</meta:generator>
    <meta:document-statistic meta:object-count="10"/>
  </office:meta>
</office:document-meta>
</file>